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d7" draw:textarea-horizontal-align="justify" draw:textarea-vertical-align="middle" draw:auto-grow-height="false" fo:min-height="0.812cm" fo:min-width="1.49cm"/>
      <style:paragraph-properties style:writing-mode="lr-tb"/>
    </style:style>
    <style:style style:name="gr2" style:family="graphic" style:parent-style-name="standard">
      <style:graphic-properties draw:fill-color="#ffe994" draw:textarea-horizontal-align="justify" draw:textarea-vertical-align="middle" draw:auto-grow-height="false" fo:min-height="1.33cm" fo:min-width="3.705cm" fo:wrap-option="wrap"/>
      <style:paragraph-properties style:writing-mode="lr-tb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0.876cm" fo:min-width="1.5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0.428cm" fo:min-width="3.808cm" fo:wrap-option="wrap"/>
      <style:paragraph-properties style:writing-mode="lr-tb"/>
    </style:style>
    <style:style style:name="gr7" style:family="graphic" style:parent-style-name="standard">
      <style:graphic-properties draw:fill-color="#ffe994" draw:textarea-horizontal-align="justify" draw:textarea-vertical-align="middle" draw:auto-grow-height="false" fo:min-height="1.33cm" fo:min-width="3.58cm" fo:wrap-option="wrap"/>
      <style:paragraph-properties style:writing-mode="lr-tb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fill-color="#ffe994" draw:textarea-horizontal-align="justify" draw:textarea-vertical-align="middle" draw:auto-grow-height="false" fo:min-height="0.878cm" fo:min-width="3.628cm" fo:wrap-option="wrap"/>
      <style:paragraph-properties style:writing-mode="lr-tb"/>
    </style:style>
    <style:style style:name="gr10" style:family="graphic" style:parent-style-name="objectwithoutfill">
      <style:graphic-properties svg:stroke-color="#000000" draw:marker-end="Arrowheads_20_4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fill-color="#ffe994" draw:textarea-horizontal-align="justify" draw:textarea-vertical-align="middle" draw:auto-grow-height="false" fo:min-height="0.428cm" fo:min-width="1.558cm" fo:wrap-option="wrap"/>
      <style:paragraph-properties style:writing-mode="lr-tb"/>
    </style:style>
    <style:style style:name="gr12" style:family="graphic" style:parent-style-name="objectwithoutfill">
      <style:graphic-properties svg:stroke-color="#000000" draw:marker-end="Arrowheads_20_6" draw:marker-end-width="0.3cm" draw:fill="none" draw:textarea-vertical-align="middle" draw:end-line-spacing-horizontal="0.5cm" draw:end-line-spacing-vertical="0.7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d7d7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e994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b66c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ffe994"/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12cm" svg:height="1.5cm" svg:x="7.844cm" svg:y="2cm">
          <text:p text:style-name="P1"><text:span text:style-name="T1">St</text:span><text:span text:style-name="T1">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375cm" svg:height="1.75cm" svg:x="7.063cm" svg:y="4.25cm">
          <text:p text:style-name="P1"><text:span text:style-name="T1">计算原字符串、被替换</text:span></text:p>
          <text:p text:style-name="P1"><text:span text:style-name="T1">字符串、用于替换的字</text:span></text:p>
          <text:p text:style-name="P1"><text:span text:style-name="T1">符串的长度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4cm" svg:height="2.25cm" svg:x="7.25cm" svg:y="11.25cm">
          <text:p text:style-name="P1"><text:span text:style-name="T1">i &lt; raw_l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9.25cm" svg:y1="3.5cm" svg:x2="9.25cm" svg:y2="4.25cm" draw:start-shape="id1" draw:start-glue-point="8" draw:end-shape="id2" draw:end-glue-point="0" svg:d="M9250 3500v750" svg:viewBox="0 0 1 751">
          <text:p/>
        </draw:connector>
        <draw:connector draw:style-name="gr5" draw:text-style-name="P5" draw:layer="layout" draw:type="line" svg:x1="9.25cm" svg:y1="6cm" svg:x2="9.25cm" svg:y2="6.75cm" draw:start-shape="id2" draw:start-glue-point="2" draw:end-shape="id3" draw:end-glue-point="0" svg:d="M9250 6000v750" svg:viewBox="0 0 1 751">
          <text:p/>
        </draw:connector>
        <draw:custom-shape draw:style-name="gr2" draw:text-style-name="P3" xml:id="id3" draw:id="id3" draw:layer="layout" svg:width="4.375cm" svg:height="1.75cm" svg:x="7.063cm" svg:y="6.75cm">
          <text:p text:style-name="P1"><text:span text:style-name="T1">计算替换后的字符串可</text:span></text:p>
          <text:p text:style-name="P1"><text:span text:style-name="T1">能达到的最大长度并分</text:span></text:p>
          <text:p text:style-name="P1"><text:span text:style-name="T1">配相应空间给</text:span><text:span text:style-name="T1">ret</text:span><text:span text:style-name="T1">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4" draw:id="id4" draw:layer="layout" svg:width="4.38cm" svg:height="0.75cm" svg:x="7.06cm" svg:y="9.25cm">
          <text:p text:style-name="P6"><text:span text:style-name="T2">int i = 0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9.25cm" svg:y1="8.5cm" svg:x2="9.25cm" svg:y2="9.25cm" draw:start-shape="id3" draw:start-glue-point="2" draw:end-shape="id4" draw:end-glue-point="0" svg:d="M9250 8500v750" svg:viewBox="0 0 1 751">
          <text:p/>
        </draw:connector>
        <draw:connector draw:style-name="gr5" draw:text-style-name="P5" xml:id="id15" draw:id="id15" draw:layer="layout" draw:type="line" svg:x1="9.25cm" svg:y1="10cm" svg:x2="9.25cm" svg:y2="11.25cm" draw:start-shape="id4" draw:start-glue-point="2" draw:end-shape="id5" draw:end-glue-point="4" svg:d="M9250 10000v1250" svg:viewBox="0 0 1 1251">
          <text:p/>
        </draw:connector>
        <draw:custom-shape draw:style-name="gr7" draw:text-style-name="P3" xml:id="id6" draw:id="id6" draw:layer="layout" svg:width="4.25cm" svg:height="1.75cm" svg:x="7.125cm" svg:y="14.5cm">
          <text:p text:style-name="P1"><text:span text:style-name="T1">获取第一项匹配到被替</text:span></text:p>
          <text:p text:style-name="P1"><text:span text:style-name="T1">换字符串的字符串（即</text:span></text:p>
          <text:p text:style-name="P1"><text:span text:style-name="T1">strstr()</text:span><text:span text:style-name="T1">函数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9" draw:layer="layout" draw:type="line" svg:x1="9.25cm" svg:y1="13.5cm" svg:x2="9.25cm" svg:y2="14.5cm" draw:start-shape="id5" draw:start-glue-point="6" draw:end-shape="id6" draw:end-glue-point="0" svg:d="M9250 13500v1000" svg:viewBox="0 0 1 1001">
          <text:p text:style-name="P8"><text:span text:style-name="T1"><text:s text:c="9"/></text:span><text:span text:style-name="T1">Yes</text:span></text:p>
        </draw:connector>
        <draw:custom-shape draw:style-name="gr3" draw:text-style-name="P4" xml:id="id7" draw:id="id7" draw:layer="layout" svg:width="4cm" svg:height="2.25cm" svg:x="7.25cm" svg:y="17cm">
          <text:p text:style-name="P1"><text:span text:style-name="T1">有匹配到</text:span></text:p>
          <text:p text:style-name="P1"><text:span text:style-name="T1">内容吗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9.25cm" svg:y1="16.25cm" svg:x2="9.25cm" svg:y2="17cm" draw:start-shape="id6" draw:start-glue-point="2" draw:end-shape="id7" draw:end-glue-point="4" svg:d="M9250 16250v750" svg:viewBox="0 0 1 751">
          <text:p/>
        </draw:connector>
        <draw:custom-shape draw:style-name="gr9" draw:text-style-name="P3" xml:id="id8" draw:id="id8" draw:layer="layout" svg:width="4.25cm" svg:height="1.25cm" svg:x="7.125cm" svg:y="20.25cm">
          <text:p text:style-name="P1"><text:span text:style-name="T1">把匹配到的字符串前面</text:span></text:p>
          <text:p text:style-name="P1"><text:span text:style-name="T1">的内容追加到</text:span><text:span text:style-name="T1">r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4.38cm" svg:height="0.75cm" svg:x="7.06cm" svg:y="22.25cm">
          <text:p text:style-name="P1"><text:span text:style-name="T1">追加新</text:span><text:span text:style-name="T1">字符串</text:span><text:span text:style-name="T1">到</text:span><text:span text:style-name="T1">r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0" draw:id="id10" draw:layer="layout" svg:width="4.38cm" svg:height="0.75cm" svg:x="7.06cm" svg:y="23.75cm">
          <text:p text:style-name="P1"><text:span text:style-name="T1">跳</text:span><text:span text:style-name="T1">过</text:span><text:span text:style-name="T1">被</text:span><text:span text:style-name="T1">替</text:span><text:span text:style-name="T1">换</text:span><text:span text:style-name="T1">的</text:span><text:span text:style-name="T1">字</text:span><text:span text:style-name="T1">符</text:span><text:span text:style-name="T1">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9" draw:layer="layout" draw:type="line" svg:x1="9.25cm" svg:y1="19.25cm" svg:x2="9.25cm" svg:y2="20.25cm" draw:start-shape="id7" draw:start-glue-point="6" draw:end-shape="id8" draw:end-glue-point="0" svg:d="M9250 19250v1000" svg:viewBox="0 0 1 1001">
          <text:p text:style-name="P8"><text:span text:style-name="T1"><text:s text:c="9"/></text:span><text:span text:style-name="T1">Yes</text:span></text:p>
        </draw:connector>
        <draw:connector draw:style-name="gr5" draw:text-style-name="P5" draw:layer="layout" draw:type="line" svg:x1="9.25cm" svg:y1="21.5cm" svg:x2="9.25cm" svg:y2="22.25cm" draw:start-shape="id8" draw:start-glue-point="2" draw:end-shape="id9" draw:end-glue-point="0" svg:d="M9250 21500v750" svg:viewBox="0 0 1 751">
          <text:p/>
        </draw:connector>
        <draw:connector draw:style-name="gr5" draw:text-style-name="P5" draw:layer="layout" draw:type="line" svg:x1="9.25cm" svg:y1="23cm" svg:x2="9.25cm" svg:y2="23.75cm" draw:start-shape="id9" draw:start-glue-point="2" draw:end-shape="id10" draw:end-glue-point="0" svg:d="M9250 23000v750" svg:viewBox="0 0 1 751">
          <text:p/>
        </draw:connector>
        <draw:custom-shape draw:style-name="gr1" draw:text-style-name="P2" xml:id="id11" draw:id="id11" draw:layer="layout" svg:width="2.812cm" svg:height="1.5cm" svg:x="12.969cm" svg:y="13.5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svg:x1="11.25cm" svg:y1="12.375cm" svg:x2="14.375cm" svg:y2="13.5cm" draw:start-shape="id5" draw:start-glue-point="7" draw:end-shape="id11" draw:end-glue-point="4" svg:d="M11250 12375h3125v1125" svg:viewBox="0 0 3126 1126">
          <text:p text:style-name="P8"><text:span text:style-name="T1">No <text:s text:c="16"/></text:span></text:p>
          <text:p text:style-name="P8"><text:span text:style-name="T1"/></text:p>
          <text:p text:style-name="P8"><text:span text:style-name="T1"/></text:p>
          <text:p text:style-name="P8"><text:span text:style-name="T1"/></text:p>
        </draw:connector>
        <draw:custom-shape draw:style-name="gr9" draw:text-style-name="P3" xml:id="id12" draw:id="id12" draw:layer="layout" svg:width="4.25cm" svg:height="1.25cm" svg:x="12.25cm" svg:y="19.25cm">
          <text:p text:style-name="P1"><text:span text:style-name="T1">把剩余内容全部追加到</text:span></text:p>
          <text:p text:style-name="P1"><text:span text:style-name="T1">r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svg:x1="11.25cm" svg:y1="18.125cm" svg:x2="14.375cm" svg:y2="19.25cm" draw:start-shape="id7" draw:start-glue-point="7" draw:end-shape="id12" draw:end-glue-point="0" svg:d="M11250 18125h3125v1125" svg:viewBox="0 0 3126 1126">
          <text:p text:style-name="P8"><text:span text:style-name="T1">No </text:span><text:span text:style-name="T1"><text:s text:c="5"/></text:span><text:span text:style-name="T1"><text:s text:c="5"/></text:span><text:span text:style-name="T1"><text:s text:c="5"/></text:span><text:span text:style-name="T1"><text:s/></text:span></text:p>
          <text:p text:style-name="P8"><text:span text:style-name="T1"/></text:p>
          <text:p text:style-name="P8"><text:span text:style-name="T1"/></text:p>
          <text:p text:style-name="P8"><text:span text:style-name="T1"/></text:p>
        </draw:connector>
        <draw:custom-shape draw:style-name="gr1" draw:text-style-name="P2" xml:id="id13" draw:id="id13" draw:layer="layout" svg:width="2.812cm" svg:height="1.5cm" svg:x="12.969cm" svg:y="21.25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4.375cm" svg:y1="20.5cm" svg:x2="14.375cm" svg:y2="21.25cm" draw:start-shape="id12" draw:start-glue-point="2" draw:end-shape="id13" draw:end-glue-point="4" svg:d="M14375 20500v750" svg:viewBox="0 0 1 751">
          <text:p/>
        </draw:connector>
        <draw:custom-shape draw:style-name="gr11" draw:text-style-name="P3" xml:id="id14" draw:id="id14" draw:layer="layout" svg:width="2.13cm" svg:height="0.75cm" svg:x="3.5cm" svg:y="17.5cm">
          <text:p text:style-name="P1"><text:span text:style-name="T1">i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line-skew="-3.875cm" svg:x1="4.565cm" svg:y1="17.5cm" svg:x2="9.25cm" svg:y2="10.625cm" draw:start-shape="id14" draw:start-glue-point="0" draw:end-shape="id15" draw:end-glue-point="0" svg:d="M4565 17500v-6900h4685v25" svg:viewBox="0 0 4686 6901">
          <text:p/>
        </draw:connector>
        <draw:connector draw:style-name="gr12" draw:text-style-name="P5" draw:layer="layout" svg:x1="7.06cm" svg:y1="24.125cm" svg:x2="4.565cm" svg:y2="18.25cm" draw:start-shape="id10" draw:start-glue-point="3" draw:end-shape="id14" draw:end-glue-point="2" svg:d="M7060 24125h-2495v-5875" svg:viewBox="0 0 2496 58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3T23:47:40.489488615</meta:creation-date>
    <dc:date>2023-12-14T00:29:05.479928234</dc:date>
    <meta:editing-duration>PT30M19S</meta:editing-duration>
    <meta:editing-cycles>7</meta:editing-cycles>
    <meta:generator>LibreOffice/7.3.7.2$Linux_X86_64 LibreOffice_project/30$Build-2</meta:generator>
    <meta:document-statistic meta:object-count="28"/>
  </office:meta>
</office:document-meta>
</file>